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officeooo:rsid="0008ab29" officeooo:paragraph-rsid="0008ab29"/>
    </style:style>
    <style:style style:name="P4" style:family="paragraph" style:parent-style-name="Table_20_Contents">
      <style:text-properties fo:font-style="normal" fo:font-weight="normal" officeooo:rsid="00141e6a" officeooo:paragraph-rsid="0008ab29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 style:list-style-name="Numerazione_20_UC">
      <style:text-properties officeooo:rsid="00141e6a" officeooo:paragraph-rsid="0008ab29"/>
    </style:style>
    <style:style style:name="P9" style:family="paragraph" style:parent-style-name="Azione_20_sistema">
      <style:text-properties fo:font-weight="normal" style:font-weight-asian="normal" style:font-weight-complex="normal"/>
    </style:style>
    <style:style style:name="P10" style:family="paragraph" style:parent-style-name="Azione_20_sistema">
      <style:text-properties fo:font-weight="normal" officeooo:rsid="0008ab29" style:font-weight-asian="normal" style:font-weight-complex="normal"/>
    </style:style>
    <style:style style:name="P11" style:family="paragraph" style:parent-style-name="Azione_20_sistema">
      <style:paragraph-properties fo:margin-left="-0.035cm" fo:margin-right="0.028cm" fo:text-indent="0cm" style:auto-text-indent="false"/>
      <style:text-properties fo:font-weight="normal" officeooo:rsid="0008ab29" officeooo:paragraph-rsid="0008ab29" style:font-weight-asian="normal" style:font-weight-complex="normal"/>
    </style:style>
    <style:style style:name="P12" style:family="paragraph" style:parent-style-name="Azione_20_attore" style:list-style-name="Numerazione_20_UC">
      <style:text-properties officeooo:rsid="00141e6a" officeooo:paragraph-rsid="0008ab29"/>
    </style:style>
    <style:style style:name="P13" style:family="paragraph" style:parent-style-name="Azione_20_attore">
      <style:text-properties fo:font-weight="normal" style:font-weight-asian="normal" style:font-weight-complex="normal"/>
    </style:style>
    <style:style style:name="P14" style:family="paragraph" style:parent-style-name="Azione_20_attore">
      <style:paragraph-properties fo:margin-left="-0.035cm" fo:margin-right="0.028cm" fo:text-indent="0cm" style:auto-text-indent="false"/>
      <style:text-properties fo:font-weight="normal" officeooo:rsid="0008ab29" officeooo:paragraph-rsid="0008ab2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b29" style:font-weight-asian="bold" style:font-weight-complex="bold"/>
    </style:style>
    <style:style style:name="T3" style:family="text">
      <style:text-properties fo:font-weight="bold" officeooo:rsid="000c30c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08ab29"/>
    </style:style>
    <style:style style:name="T8" style:family="text">
      <style:text-properties officeooo:rsid="001712a4"/>
    </style:style>
    <style:style style:name="T9" style:family="text">
      <style:text-properties officeooo:rsid="000a4865"/>
    </style:style>
    <style:style style:name="T10" style:family="text">
      <style:text-properties officeooo:rsid="000c3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sposta a topic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">genitore </text:span><text:span text:style-name="T4">OR </text:span><text:span text:style-name="T1">educatore didattico </text:span><text:span text:style-name="T4">OR </text:span><text:span text:style-name="T1">direttore </text:span><text:span text:style-name="T4">OR </text:span><text:span text:style-name="T1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488712" text:style-name="Numerazione_20_UC">
              <text:list-item text:start-value="1">
                <text:p text:style-name="P12">L'utente <text:span text:style-name="T8">accede al</text:span> forum (include <text:span text:style-name="T1">Visualizzazione lista argomenti</text:span>)</text:p>
                <text:p text:style-name="P8"/>
              </text:list-item>
              <text:list-item>
                <text:p text:style-name="Azione_20_attore">L'utente <text:span text:style-name="T9">ricerca un argomento</text:span> (include <text:span text:style-name="T1">Ricerca </text:span><text:span text:style-name="T2">argomenti f</text:span><text:span text:style-name="T1">orum</text:span><text:span text:style-name="T4">)</text:span></text:p>
                <text:p text:style-name="P9"/>
              </text:list-item>
              <text:list-item>
                <text:p text:style-name="P9">Il sistema <text:span text:style-name="T7">mostra</text:span> <text:span text:style-name="T9">l'argomento</text:span> richiesto <text:span text:style-name="T10">(include </text:span><text:span text:style-name="T3">Visualizza Argomento</text:span><text:span text:style-name="T10">)</text:span></text:p>
                <text:p text:style-name="P13"/>
              </text:list-item>
              <text:list-item>
                <text:p text:style-name="P13">L'utente <text:span text:style-name="T9">inserisce</text:span> un commento</text:p>
                <text:p text:style-name="P10"/>
              </text:list-item>
              <text:list-item>
                <text:p text:style-name="P11">L'utente sottomette il commento</text:p>
                <text:p text:style-name="P14"/>
              </text:list-item>
              <text:list-item>
                <text:p text:style-name="P9">Il sistema memorizza il contenuto e genera una <text:span text:style-name="T7">pagina con le nuove informazion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sottomesso il commento e il sistema ha aggiornato i dati <text:span text:style-name="T7">L</text:span>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5">Nel caso di un errore utente, il sistema mostra all’utente un </text:span><text:span text:style-name="T6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42:22.17</meta:creation-date>
    <meta:editing-duration>PT10M15S</meta:editing-duration>
    <meta:editing-cycles>8</meta:editing-cycles>
    <meta:generator>LibreOffice/3.6$Windows_x86 LibreOffice_project/da8c1e6-fd468f4-454e206-f42a4a9-143cfd</meta:generator>
    <dc:date>2012-10-20T01:44:27.85</dc:date>
    <meta:document-statistic meta:table-count="1" meta:image-count="0" meta:object-count="0" meta:page-count="1" meta:paragraph-count="20" meta:word-count="143" meta:character-count="955" meta:non-whitespace-character-count="838"/>
  </office:meta>
</office:document-meta>
</file>